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family="graphic" style:parent-style-name="Graphics" style:name="frame1">
      <style:graphic-properties fo:clip="rect(0cm 0cm 0cm 0cm)" draw:color-inversion="false" draw:color-mode="standard" draw:contrast="0%" draw:blue="0%" draw:gamma="100%" draw:green="0%" draw:red="0%" style:horizontal-pos="center" style:horizontal-rel="paragraph" draw:image-opacity="100%" draw:luminance="0%" style:mirro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style-name="frame1" draw:name="graphic1" svg:height="19.580cm" svg:width="19.580cm" draw:z-index="1"><draw:image xlink:href="Pictures/qr.png" xlink:type="standard" xlink:show="embed" xlink:actuate="onLoad"/></draw:frame>Hello, world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9-01-25T21:09:27</meta:creation-date>
    <dc:creator>Lars Behrmann</dc:creator>
    <dc:date>2019-01-25T21:09:27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0" meta:paragraph-count="1" meta:word-count="3" meta:character-count="14"/>
  </office:meta>
</office:document-meta>
</file>